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0.8583in" style:rel-column-width="1236*"/>
    </style:style>
    <style:style style:name="Table2.B" style:family="table-column">
      <style:table-column-properties style:column-width="0.7063in" style:rel-column-width="1017*"/>
    </style:style>
    <style:style style:name="Table2.C" style:family="table-column">
      <style:table-column-properties style:column-width="1.1299in" style:rel-column-width="1627*"/>
    </style:style>
    <style:style style:name="Table2.D" style:family="table-column">
      <style:table-column-properties style:column-width="0.7938in" style:rel-column-width="1143*"/>
    </style:style>
    <style:style style:name="Table2.E" style:family="table-column">
      <style:table-column-properties style:column-width="0.6139in" style:rel-column-width="884*"/>
    </style:style>
    <style:style style:name="Table2.F" style:family="table-column">
      <style:table-column-properties style:column-width="0.7014in" style:rel-column-width="1010*"/>
    </style:style>
    <style:style style:name="Table2.G" style:family="table-column">
      <style:table-column-properties style:column-width="0.8813in" style:rel-column-width="1269*"/>
    </style:style>
    <style:style style:name="Table2.H" style:family="table-column">
      <style:table-column-properties style:column-width="0.675in" style:rel-column-width="972*"/>
    </style:style>
    <style:style style:name="Table2.I" style:family="table-column">
      <style:table-column-properties style:column-width="0.5653in" style:rel-column-width="814*"/>
    </style:style>
    <style:style style:name="Table2.1" style:family="table-row">
      <style:table-row-properties style:keep-together="false" fo:keep-together="always"/>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I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Text_20_body">
      <style:paragraph-properties fo:margin-top="0in" fo:margin-bottom="0in"/>
    </style:style>
    <style:style style:name="P10" style:family="paragraph" style:parent-style-name="Heading_20_1" style:master-page-name="First_20_Page">
      <style:paragraph-properties style:page-number="auto"/>
    </style:style>
    <style:style style:name="P11" style:family="paragraph" style:parent-style-name="Contents_20_4">
      <style:paragraph-properties>
        <style:tab-stops>
          <style:tab-stop style:position="6.9252in" style:type="right" style:leader-style="dotted" style:leader-text="."/>
        </style:tab-stops>
      </style:paragraph-properties>
    </style:style>
    <style:style style:name="P12" style:family="paragraph" style:parent-style-name="Contents_20_3">
      <style:paragraph-properties>
        <style:tab-stops>
          <style:tab-stop style:position="6.9252in" style:type="right" style:leader-style="dotted" style:leader-text="."/>
        </style:tab-stops>
      </style:paragraph-properties>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4"/>
    <style:style style:name="P18" style:family="paragraph" style:parent-style-name="Standard" style:list-style-name="L5"/>
    <style:style style:name="P19" style:family="paragraph" style:parent-style-name="Standard" style:list-style-name="L6"/>
    <style:style style:name="P20" style:family="paragraph" style:parent-style-name="Standard" style:list-style-name="L7"/>
    <style:style style:name="P21" style:family="paragraph">
      <style:paragraph-properties style:writing-mode="lr-tb"/>
    </style:style>
    <style:style style:name="P22"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underline-style="solid" style:text-underline-width="auto" style:text-underline-color="font-color"/>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Introduction (Informative)</text:h>
      <text:p text:style-name="Standard">This document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p text:style-name="Standard">See also the separate note on a <text:a xlink:type="simple" xlink:href="../../../documents/notes/ConfigurationDescriptionInformation.html">Configuration Description Information</text:a>.</text:p>
      <text:h text:style-name="Heading_20_1" text:outline-level="1">References and Context (Normative)</text:h>
      <text:p text:style-name="Standard">For more information on format and presentation, see: </text:p>
      <text:list xml:id="list375062684295264597" text:style-name="L1">
        <text:list-item>
          <text:p text:style-name="P14">OpenLCB Common Information Technical Note</text:p>
        </text:list-item>
      </text:list>
      <text:p text:style-name="Standard">Requires implementation of datagram protocol.</text:p>
      <text:list xml:id="list7944887679280903943" text:style-name="L2">
        <text:list-item>
          <text:p text:style-name="P15">OpenLCB Datagram Protocol</text:p>
        </text:list-item>
      </text:list>
      <text:p text:style-name="Standard">Must also implement Protocol Identification Protocol, identifying support for this protocol and for datagrams, and perhaps for streams. (That's required to simplify discovery of a datagram-based protocol.)</text:p>
      <text:h text:style-name="Heading_20_1" text:outline-level="1">Protocol</text:h>
      <text:p text:style-name="Standard">Configuration messages use a specific datagram format consisting of the datagram type byte, followed by a single byte combining the operation “Command Type” field and flags. This is then followed by data in an operation-specific format. When present, the four-byte memory address follows first, then the address space byte if present, then other data.</text:p>
      <text:h text:style-name="Heading_20_3" text:outline-level="3">Address Space Size</text:h>
      <text:p text:style-name="Standard">Configuration addresses are 32 bits. The addressable quantity is the byte. </text:p>
      <text:h text:style-name="Heading_20_3" text:outline-level="3">Address Space Selection</text:h>
      <text:p text:style-name="Standard">Although a 32-bit address space is large enough to cover combined uses of memory, it can be more convenient to consider separate address spaces in the node. (This can also be considered to be a top digit in a global address space, if you want to, but note that the separate address spaces <text:soft-page-break/>may cover the same memory objects, e.g. “all memory” and “Event ID configuration” spaces may reference the same configuration memory)</text:p>
      <text:p text:style-name="Standard">Required space definitions (these may or may not have content on a particular node); these address space numbers can only be used for this, and if the information is available, it must be accessible by these numbers (in addition to any others the designer might provide):</text:p>
      <text:list xml:id="list7907405569009513541" text:style-name="L3">
        <text:list-item>
          <text:p text:style-name="P16">(0xFF, flag=11) Configuration definition – reading this is how you get the configuration definition</text:p>
        </text:list-item>
        <text:list-item>
          <text:p text:style-name="P16">(0xFE, flag=10) All memory – provides access to “all” memory in the device, where “all” is defined by the designer. Single, flat address space for access. Can be used for e.g. dynamic access to RAM for monitoring &amp; debugging. </text:p>
        </text:list-item>
        <text:list-item>
          <text:p text:style-name="P16">(0xFD, flag=01) Configuration - basic configuration space, with the structure of the 32-bit space defined by the designer.</text:p>
        </text:list-item>
      </text:list>
      <text:p text:style-name="Standard">These three spaces, inclusive, can be addressed without an extra byte in the datagram using control bits in the flag byte. All others need to be specified as a byte value. The high addresses (0xFD through 0xFF) were chosen for the dedicated spaces so that space numbers 00, 01, 02 could be used as a 5<text:span text:style-name="T4">th</text:span> bytes in a contiguous address if desired.</text:p>
      <text:h text:style-name="Heading_20_3" text:outline-level="3">Message Formats</text:h>
      <text:p text:style-name="Standard">The following table shows available configuration operation formats. All others reserved. They must not be skipped during identification. Items in {} are optional.</text:p>
      <text:p text:style-name="P9"/>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header-rows>
          <table:table-row table:style-name="Table2.1">
            <table:table-cell table:style-name="Table2.A1" office:value-type="string">
              <text:p text:style-name="Table_20_Heading">Operation Name</text:p>
            </table:table-cell>
            <table:table-cell table:style-name="Table2.A1" office:value-type="string">
              <text:p text:style-name="Table_20_Heading">Command Type Field<text:line-break/>(2 bits)</text:p>
            </table:table-cell>
            <table:table-cell table:style-name="Table2.A1" office:value-type="string">
              <text:p text:style-name="Table_20_Heading">Op Type Field<text:line-break/>(4 bits)</text:p>
            </table:table-cell>
            <table:table-cell table:style-name="Table2.A1" office:value-type="string">
              <text:p text:style-name="Table_20_Heading">Lower Bits</text:p>
              <text:p text:style-name="Table_20_Heading">(2 bits)</text:p>
            </table:table-cell>
            <table:table-cell table:style-name="Table2.A1" office:value-type="string">
              <text:p text:style-name="Table_20_Heading"/>
            </table:table-cell>
            <table:table-cell table:style-name="Table2.A1" office:value-type="string">
              <text:p text:style-name="Table_20_Heading"/>
            </table:table-cell>
            <table:table-cell table:style-name="Table2.A1" office:value-type="string">
              <text:p text:style-name="Table_20_Heading"/>
            </table:table-cell>
            <table:table-cell table:style-name="Table2.A1" office:value-type="string">
              <text:p text:style-name="Table_20_Heading"/>
            </table:table-cell>
            <table:table-cell table:style-name="Table2.I1" office:value-type="string">
              <text:p text:style-name="Table_20_Heading"/>
            </table:table-cell>
          </table:table-row>
          <table:table-row table:style-name="Table2.1">
            <table:table-cell table:style-name="Table2.A2" office:value-type="string">
              <text:p text:style-name="Table_20_Heading"/>
            </table:table-cell>
            <table:table-cell table:style-name="Table2.A2" table:number-columns-spanned="3" office:value-type="string">
              <text:p text:style-name="Table_20_Heading">Command Byte</text:p>
            </table:table-cell>
            <table:covered-table-cell/>
            <table:covered-table-cell/>
            <table:table-cell table:style-name="Table2.E2" table:number-columns-spanned="5" office:value-type="string">
              <text:p text:style-name="Table_20_Heading">Additional Bytes</text:p>
            </table:table-cell>
            <table:covered-table-cell/>
            <table:covered-table-cell/>
            <table:covered-table-cell/>
            <table:covered-table-cell/>
          </table:table-row>
        </table:table-header-rows>
        <table:table-row table:style-name="Table2.1">
          <table:table-cell table:style-name="Table2.A2" office:value-type="string">
            <text:p text:style-name="Table_20_Contents">Write</text:p>
          </table:table-cell>
          <table:table-cell table:style-name="Table2.A2" office:value-type="string">
            <text:p text:style-name="Table_20_Contents">0x0</text:p>
          </table:table-cell>
          <table:table-cell table:style-name="Table2.A2" office:value-type="string">
            <text:p text:style-name="Table_20_Contents">Stream/Datagram (1 bit) = 0</text:p>
            <text:p text:style-name="Table_20_Contents">ReadReply/Write (1 bit) = 0</text:p>
            <text:p text:style-name="Table_20_Contents">Under Mask (1 bit)<text:line-break/>Reserved (1 bit)</text:p>
          </table:table-cell>
          <table:table-cell table:style-name="Table2.A2" office:value-type="string">
            <text:p text:style-name="Table_20_Contents">Address Space (2 bits)</text:p>
          </table:table-cell>
          <table:table-cell table:style-name="Table2.A2" office:value-type="string">
            <text:p text:style-name="Table_20_Contents">Address (4 bytes)</text:p>
          </table:table-cell>
          <table:table-cell table:style-name="Table2.A2" office:value-type="string">
            <text:p text:style-name="Table_20_Contents">{Space}(1)</text:p>
          </table:table-cell>
          <table:table-cell table:style-name="Table2.A2" office:value-type="string">
            <text:p text:style-name="Table_20_Contents">Data (1-N)</text:p>
          </table:table-cell>
          <table:table-cell table:style-name="Table2.A2" office:value-type="string">
            <text:p text:style-name="Table_20_Contents"/>
          </table:table-cell>
          <table:table-cell table:style-name="Table2.E2" office:value-type="string">
            <text:p text:style-name="Table_20_Contents"/>
          </table:table-cell>
        </table:table-row>
        <text:soft-page-break/>
        <table:table-row table:style-name="Table2.1">
          <table:table-cell table:style-name="Table2.A2" office:value-type="string">
            <text:p text:style-name="Table_20_Contents">Write Stream</text:p>
          </table:table-cell>
          <table:table-cell table:style-name="Table2.A2" office:value-type="string">
            <text:p text:style-name="Table_20_Contents">0x0</text:p>
          </table:table-cell>
          <table:table-cell table:style-name="Table2.A2" office:value-type="string">
            <text:p text:style-name="Table_20_Contents">Stream/Datagram (1 bit) = 1<text:line-break/><text:line-break/>Reserved (1 bit) = 0<text:line-break/><text:line-break/>Under Mask (1 bit)<text:line-break/><text:line-break/>Reserved (1 bit)</text:p>
          </table:table-cell>
          <table:table-cell table:style-name="Table2.A2" office:value-type="string">
            <text:p text:style-name="Table_20_Contents">Address Space (2 bits)</text:p>
          </table:table-cell>
          <table:table-cell table:style-name="Table2.A2" office:value-type="string">
            <text:p text:style-name="Table_20_Contents">Address (4 bytes)</text:p>
          </table:table-cell>
          <table:table-cell table:style-name="Table2.A2" office:value-type="string">
            <text:p text:style-name="Table_20_Contents">{Space} (1 bytes)</text:p>
          </table:table-cell>
          <table:table-cell table:style-name="Table2.A2" office:value-type="string">
            <text:p text:style-name="Table_20_Contents">Stream inform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ad-Reply</text:p>
          </table:table-cell>
          <table:table-cell table:style-name="Table2.A2" office:value-type="string">
            <text:p text:style-name="Table_20_Contents">0x1</text:p>
          </table:table-cell>
          <table:table-cell table:style-name="Table2.A2" office:value-type="string">
            <text:p text:style-name="Table_20_Contents">Stream=1/Datagram=0 (1 bit)<text:line-break/><text:line-break/>ReadReply/Write (1 bit) = 1<text:line-break/><text:line-break/>Reserved (2 bits)</text:p>
          </table:table-cell>
          <table:table-cell table:style-name="Table2.A2" office:value-type="string">
            <text:p text:style-name="Table_20_Contents">Address Space (2 bits)</text:p>
          </table:table-cell>
          <table:table-cell table:style-name="Table2.A2" office:value-type="string">
            <text:p text:style-name="Table_20_Contents">Address (4 bytes)</text:p>
          </table:table-cell>
          <table:table-cell table:style-name="Table2.A2" office:value-type="string">
            <text:p text:style-name="Table_20_Contents">{Space} (1 bytes)</text:p>
          </table:table-cell>
          <table:table-cell table:style-name="Table2.A2" office:value-type="string">
            <text:p text:style-name="Table_20_Contents">Data (1-N bytes)</text:p>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ad</text:p>
          </table:table-cell>
          <table:table-cell table:style-name="Table2.A2" office:value-type="string">
            <text:p text:style-name="Table_20_Contents">0x1</text:p>
          </table:table-cell>
          <table:table-cell table:style-name="Table2.A2" office:value-type="string">
            <text:p text:style-name="Table_20_Contents">Stream/Datagram (1 bit) = 0<text:line-break/><text:line-break/>ReadReply/Write (1 bit) = 0<text:line-break/><text:line-break/>Reserved (2 bits)</text:p>
          </table:table-cell>
          <table:table-cell table:style-name="Table2.A2" office:value-type="string">
            <text:p text:style-name="Table_20_Contents">Address Space (2 bits)</text:p>
          </table:table-cell>
          <table:table-cell table:style-name="Table2.A2" office:value-type="string">
            <text:p text:style-name="Table_20_Contents">Address (4 bytes)</text:p>
          </table:table-cell>
          <table:table-cell table:style-name="Table2.A2" office:value-type="string">
            <text:p text:style-name="Table_20_Contents">{Space} (1 bytes)</text:p>
          </table:table-cell>
          <table:table-cell table:style-name="Table2.A2" office:value-type="string">
            <text:p text:style-name="Table_20_Contents">Count (1 byte, most significant bit reserved)</text:p>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ad Stream</text:p>
          </table:table-cell>
          <table:table-cell table:style-name="Table2.A2" office:value-type="string">
            <text:p text:style-name="Table_20_Contents">0x1</text:p>
          </table:table-cell>
          <table:table-cell table:style-name="Table2.A2" office:value-type="string">
            <text:p text:style-name="Table_20_Contents">Stream/Datagram (1 bit) = 1<text:line-break/><text:line-break/>Reserved (3 bits)</text:p>
          </table:table-cell>
          <table:table-cell table:style-name="Table2.A2" office:value-type="string">
            <text:p text:style-name="Table_20_Contents">Address Space (2 bits)</text:p>
          </table:table-cell>
          <table:table-cell table:style-name="Table2.A2" office:value-type="string">
            <text:p text:style-name="Table_20_Contents">Address (4 bytes)</text:p>
          </table:table-cell>
          <table:table-cell table:style-name="Table2.A2" office:value-type="string">
            <text:p text:style-name="Table_20_Contents">{Space} (1 bytes)</text:p>
          </table:table-cell>
          <table:table-cell table:style-name="Table2.A2" office:value-type="string">
            <text:p text:style-name="Table_20_Contents">Count (4 bytes)</text:p>
          </table:table-cell>
          <table:table-cell table:style-name="Table2.A2" office:value-type="string">
            <text:p text:style-name="Table_20_Contents">Stream information</text:p>
          </table:table-cell>
          <table:table-cell table:style-name="Table2.E2" office:value-type="string">
            <text:p text:style-name="Table_20_Contents"/>
          </table:table-cell>
        </table:table-row>
        <text:soft-page-break/>
        <table:table-row table:style-name="Table2.1">
          <table:table-cell table:style-name="Table2.A2" office:value-type="string">
            <text:p text:style-name="Table_20_Contents">Get Configuration Options</text:p>
          </table:table-cell>
          <table:table-cell table:style-name="Table2.A2" office:value-type="string">
            <text:p text:style-name="Table_20_Contents">0x2</text:p>
          </table:table-cell>
          <table:table-cell table:style-name="Table2.A2" office:value-type="string">
            <text:p text:style-name="Table_20_Contents">0x0</text:p>
          </table:table-cell>
          <table:table-cell table:style-name="Table2.A2" office:value-type="string">
            <text:p text:style-name="Table_20_Contents">Reply=0 (1 bit)<text:line-break/>Reserved (1 bit)</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Get Configuration Options Reply</text:p>
          </table:table-cell>
          <table:table-cell table:style-name="Table2.A2" office:value-type="string">
            <text:p text:style-name="Table_20_Contents">0x2</text:p>
          </table:table-cell>
          <table:table-cell table:style-name="Table2.A2" office:value-type="string">
            <text:p text:style-name="Table_20_Contents">0x0</text:p>
          </table:table-cell>
          <table:table-cell table:style-name="Table2.A2" office:value-type="string">
            <text:p text:style-name="Table_20_Contents">Reply=1 (1 bit)<text:line-break/>Reserved (1 bit)</text:p>
          </table:table-cell>
          <table:table-cell table:style-name="Table2.A2" office:value-type="string">
            <text:p text:style-name="Table_20_Contents">Available commands <text:line-break/>(See section <text:s text:c="2"/><text:bookmark-ref text:reference-format="chapter" text:ref-name="__RefHeading__2729_1915845353">4.1.4.2</text:bookmark-ref> coding)</text:p>
          </table:table-cell>
          <table:table-cell table:style-name="Table2.A2" office:value-type="string">
            <text:p text:style-name="Table_20_Contents">Write lengths<text:line-break/>(See section <text:s text:c="2"/><text:bookmark-ref text:reference-format="chapter" text:ref-name="__RefHeading__2729_1915845353">4.1.4.2</text:bookmark-ref> coding)</text:p>
          </table:table-cell>
          <table:table-cell table:style-name="Table2.A2" office:value-type="string">
            <text:p text:style-name="Table_20_Contents">Highest Space <text:line-break/>(1 byte)</text:p>
          </table:table-cell>
          <table:table-cell table:style-name="Table2.A2" office:value-type="string">
            <text:p text:style-name="Table_20_Contents">Lowest Space <text:line-break/>(1 byte)</text:p>
          </table:table-cell>
          <table:table-cell table:style-name="Table2.E2" office:value-type="string">
            <text:p text:style-name="Table_20_Contents">{Name}</text:p>
          </table:table-cell>
        </table:table-row>
        <table:table-row table:style-name="Table2.1">
          <table:table-cell table:style-name="Table2.A2" office:value-type="string">
            <text:p text:style-name="Table_20_Contents">Get Address Space Info</text:p>
          </table:table-cell>
          <table:table-cell table:style-name="Table2.A2" office:value-type="string">
            <text:p text:style-name="Table_20_Contents">0x2</text:p>
          </table:table-cell>
          <table:table-cell table:style-name="Table2.A2" office:value-type="string">
            <text:p text:style-name="Table_20_Contents">0x1</text:p>
          </table:table-cell>
          <table:table-cell table:style-name="Table2.A2" office:value-type="string">
            <text:p text:style-name="Table_20_Contents">Reply=0 (1 bit)<text:line-break/>Reserved (1 bit)</text:p>
          </table:table-cell>
          <table:table-cell table:style-name="Table2.A2" office:value-type="string">
            <text:p text:style-name="Table_20_Contents">Space ID (1 byte)</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Get Address Space Info Reply</text:p>
          </table:table-cell>
          <table:table-cell table:style-name="Table2.A2" office:value-type="string">
            <text:p text:style-name="Table_20_Contents">0x2</text:p>
          </table:table-cell>
          <table:table-cell table:style-name="Table2.A2" office:value-type="string">
            <text:p text:style-name="Table_20_Contents">0x1</text:p>
          </table:table-cell>
          <table:table-cell table:style-name="Table2.A2" office:value-type="string">
            <text:p text:style-name="Table_20_Contents">Reply=1 (1 bit)<text:line-break/>Present/Absent (1 bit)</text:p>
          </table:table-cell>
          <table:table-cell table:style-name="Table2.A2" office:value-type="string">
            <text:p text:style-name="Table_20_Contents">Space ID (1 byte)</text:p>
          </table:table-cell>
          <table:table-cell table:style-name="Table2.A2" office:value-type="string">
            <text:p text:style-name="Table_20_Contents">Largest Address (4 bytes)</text:p>
          </table:table-cell>
          <table:table-cell table:style-name="Table2.A2" office:value-type="string">
            <text:p text:style-name="Table_20_Contents">Requires Alignment<text:line-break/>(4 bits)<text:line-break/>Read-Only (1 bit)</text:p>
          </table:table-cell>
          <table:table-cell table:style-name="Table2.A2" office:value-type="string">
            <text:p text:style-name="Table_20_Contents">{Lowest Address} (4 bytes)</text:p>
          </table:table-cell>
          <table:table-cell table:style-name="Table2.E2" office:value-type="string">
            <text:p text:style-name="Table_20_Contents">{Desc}</text:p>
          </table:table-cell>
        </table:table-row>
        <table:table-row table:style-name="Table2.1">
          <table:table-cell table:style-name="Table2.A2" office:value-type="string">
            <text:p text:style-name="Table_20_Contents">Lock/Reserve</text:p>
          </table:table-cell>
          <table:table-cell table:style-name="Table2.A2" office:value-type="string">
            <text:p text:style-name="Table_20_Contents">0x2</text:p>
          </table:table-cell>
          <table:table-cell table:style-name="Table2.A2" office:value-type="string">
            <text:p text:style-name="Table_20_Contents">0x2</text:p>
          </table:table-cell>
          <table:table-cell table:style-name="Table2.A2" office:value-type="string">
            <text:p text:style-name="Table_20_Contents">Reply=0 (1 bit)<text:line-break/>Reserved (1 bit)</text:p>
          </table:table-cell>
          <table:table-cell table:style-name="Table2.A2" office:value-type="string">
            <text:p text:style-name="Table_20_Contents">NodeID <text:line-break/>(6 byte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Lock/Reserve Reply</text:p>
          </table:table-cell>
          <table:table-cell table:style-name="Table2.A2" office:value-type="string">
            <text:p text:style-name="Table_20_Contents">0x2</text:p>
          </table:table-cell>
          <table:table-cell table:style-name="Table2.A2" office:value-type="string">
            <text:p text:style-name="Table_20_Contents">0x2</text:p>
          </table:table-cell>
          <table:table-cell table:style-name="Table2.A2" office:value-type="string">
            <text:p text:style-name="Table_20_Contents">Reply=1 (1 bit)<text:line-break/>Reserved (1 bit)</text:p>
          </table:table-cell>
          <table:table-cell table:style-name="Table2.A2" office:value-type="string">
            <text:p text:style-name="Table_20_Contents">NodeID <text:line-break/>(6 byte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ext:soft-page-break/>
        <table:table-row table:style-name="Table2.1">
          <table:table-cell table:style-name="Table2.A2" office:value-type="string">
            <text:p text:style-name="Table_20_Contents">Get Unique ID</text:p>
          </table:table-cell>
          <table:table-cell table:style-name="Table2.A2" office:value-type="string">
            <text:p text:style-name="Table_20_Contents">0x2</text:p>
          </table:table-cell>
          <table:table-cell table:style-name="Table2.A2" office:value-type="string">
            <text:p text:style-name="Table_20_Contents">0x3</text:p>
          </table:table-cell>
          <table:table-cell table:style-name="Table2.A2" office:value-type="string">
            <text:p text:style-name="Table_20_Contents">Reply=0 (1 bit)<text:line-break/>Reserved (1 bit)</text:p>
          </table:table-cell>
          <table:table-cell table:style-name="Table2.A2" office:value-type="string">
            <text:p text:style-name="Table_20_Contents">Number to reserve (3 bits, 1-7)</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Get Unique ID Reply</text:p>
          </table:table-cell>
          <table:table-cell table:style-name="Table2.A2" office:value-type="string">
            <text:p text:style-name="Table_20_Contents">0x2</text:p>
          </table:table-cell>
          <table:table-cell table:style-name="Table2.A2" office:value-type="string">
            <text:p text:style-name="Table_20_Contents">0x3</text:p>
          </table:table-cell>
          <table:table-cell table:style-name="Table2.A2" office:value-type="string">
            <text:p text:style-name="Table_20_Contents">Reply=1 (1 bit)<text:line-break/>Reserved (1 bit)</text:p>
          </table:table-cell>
          <table:table-cell table:style-name="Table2.A2" office:value-type="string">
            <text:p text:style-name="Table_20_Contents">New Unique EventID <text:line-break/>(8 bytes, 1-7 time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served</text:p>
          </table:table-cell>
          <table:table-cell table:style-name="Table2.A2" office:value-type="string">
            <text:p text:style-name="Table_20_Contents">0x2</text:p>
          </table:table-cell>
          <table:table-cell table:style-name="Table2.A2" office:value-type="string">
            <text:p text:style-name="Table_20_Contents">0x4-0x7</text:p>
          </table:table-cell>
          <table:table-cell table:style-name="Table2.A2" office:value-type="string">
            <text:p text:style-name="Table_20_Contents">Reserved (2 bit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Freeze/Unfreeze</text:p>
          </table:table-cell>
          <table:table-cell table:style-name="Table2.A2" office:value-type="string">
            <text:p text:style-name="Table_20_Contents">0x2</text:p>
          </table:table-cell>
          <table:table-cell table:style-name="Table2.A2" office:value-type="string">
            <text:p text:style-name="Table_20_Contents">0x8</text:p>
          </table:table-cell>
          <table:table-cell table:style-name="Table2.A2" office:value-type="string">
            <text:p text:style-name="Table_20_Contents">Reserved (1 bit)<text:line-break/>Freeze/Unfreeze (1bit)</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Indicate</text:p>
          </table:table-cell>
          <table:table-cell table:style-name="Table2.A2" office:value-type="string">
            <text:p text:style-name="Table_20_Contents">0x2</text:p>
          </table:table-cell>
          <table:table-cell table:style-name="Table2.A2" office:value-type="string">
            <text:p text:style-name="Table_20_Contents">0x9</text:p>
          </table:table-cell>
          <table:table-cell table:style-name="Table2.A2" office:value-type="string">
            <text:p text:style-name="Table_20_Contents">Reserved (1 bit)<text:line-break/>Start/Stop (1 bit)</text:p>
          </table:table-cell>
          <table:table-cell table:style-name="Table2.A2" office:value-type="string">
            <text:p text:style-name="Table_20_Contents">(somehow identify outputs, LEDs, etc to drive?)</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Update Complete</text:p>
          </table:table-cell>
          <table:table-cell table:style-name="Table2.A2" office:value-type="string">
            <text:p text:style-name="Table_20_Contents">0x2</text:p>
          </table:table-cell>
          <table:table-cell table:style-name="Table2.A2" office:value-type="string">
            <text:p text:style-name="Table_20_Contents">0xA</text:p>
          </table:table-cell>
          <table:table-cell table:style-name="Table2.A2" office:value-type="string">
            <text:p text:style-name="Table_20_Contents">0x0</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set/Reboot</text:p>
          </table:table-cell>
          <table:table-cell table:style-name="Table2.A2" office:value-type="string">
            <text:p text:style-name="Table_20_Contents">0x2</text:p>
          </table:table-cell>
          <table:table-cell table:style-name="Table2.A2" office:value-type="string">
            <text:p text:style-name="Table_20_Contents">0xA</text:p>
          </table:table-cell>
          <table:table-cell table:style-name="Table2.A2" office:value-type="string">
            <text:p text:style-name="Table_20_Contents">0x1</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ext:soft-page-break/>
        <table:table-row table:style-name="Table2.1">
          <table:table-cell table:style-name="Table2.A2" office:value-type="string">
            <text:p text:style-name="Table_20_Contents">Reinitialize/<text:line-break/>Factory Reset</text:p>
          </table:table-cell>
          <table:table-cell table:style-name="Table2.A2" office:value-type="string">
            <text:p text:style-name="Table_20_Contents">0x2</text:p>
          </table:table-cell>
          <table:table-cell table:style-name="Table2.A2" office:value-type="string">
            <text:p text:style-name="Table_20_Contents">0xA</text:p>
          </table:table-cell>
          <table:table-cell table:style-name="Table2.A2" office:value-type="string">
            <text:p text:style-name="Table_20_Contents">0x2</text:p>
          </table:table-cell>
          <table:table-cell table:style-name="Table2.A2" office:value-type="string">
            <text:p text:style-name="Table_20_Contents">Target NodeID (6 byte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served</text:p>
          </table:table-cell>
          <table:table-cell table:style-name="Table2.A2" office:value-type="string">
            <text:p text:style-name="Table_20_Contents">0x2</text:p>
          </table:table-cell>
          <table:table-cell table:style-name="Table2.A2" office:value-type="string">
            <text:p text:style-name="Table_20_Contents">0xA</text:p>
          </table:table-cell>
          <table:table-cell table:style-name="Table2.A2" office:value-type="string">
            <text:p text:style-name="Table_20_Contents">0x3</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served</text:p>
          </table:table-cell>
          <table:table-cell table:style-name="Table2.A2" office:value-type="string">
            <text:p text:style-name="Table_20_Contents">0x2</text:p>
          </table:table-cell>
          <table:table-cell table:style-name="Table2.A2" office:value-type="string">
            <text:p text:style-name="Table_20_Contents">0xB-0xF</text:p>
          </table:table-cell>
          <table:table-cell table:style-name="Table2.A2" office:value-type="string">
            <text:p text:style-name="Table_20_Contents">Reserved (2 bit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9"/>
      <text:h text:style-name="Heading_20_3" text:outline-level="3">Operations</text:h>
      <text:h text:style-name="Heading_20_4" text:outline-level="4">Read, Read-Reply</text:h>
      <text:p text:style-name="Standard">Attempts to read from an invalid location, either outside the available address range in an valid address space, or from an invalid address space, still require a return message, requires a reply datagram with an data length of zero. </text:p>
      <text:p text:style-name="Standard">In general, a read reply may provide less than the requested data, but always at least one byte if it's a valid read. The maximum read request is 64 bytes when reading via datagrams. When reading via streams, any length up to 0xFF,FF,FF,FF (4GB-1) can be requested; a length of 0x0 means “read forever”.</text:p>
      <text:h text:style-name="Heading_20_4" text:outline-level="4"><text:bookmark text:name="discovery"/><text:bookmark-start text:name="__RefHeading__2729_1915845353"/><text:bookmark-start text:name="__RefNumPara__2731_1915845353"/>Get Configuration Options Reply<text:bookmark-end text:name="__RefHeading__2729_1915845353"/><text:bookmark-end text:name="__RefNumPara__2731_1915845353"/></text:h>
      <text:p text:style-name="Standard">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p>
      <text:list xml:id="list8143176173349726948" text:style-name="L4">
        <text:list-item>
          <text:p text:style-name="P17">Available operations mask (2 bytes, bit coded): Indicate which operations are available so the using software can know whether convenience operations (which are not possible on some hardware) are available.</text:p>
          <text:list>
            <text:list-item>
              <text:p text:style-name="P17">0x8000 Write under mask supported</text:p>
            </text:list-item>
            <text:list-item>
              <text:p text:style-name="P17">0x4000 Unaligned reads supported. If not set, reads have to start on an address with the low bits, as given by the data size, all zero. For example a 4-byte write must have the low two address bits zero.</text:p>
            </text:list-item>
            <text:list-item>
              <text:p text:style-name="P17"><text:soft-page-break/>0x2000 Unaligned writes supported. If not set, reads have to start on an address with the low bits, as given by the data size, all zero. For example a 4-byte write must have the low two address bits zero.</text:p>
            </text:list-item>
            <text:list-item>
              <text:p text:style-name="P17">0x0800 Read from address space 0xFC available (this is the manufacturer part of Abbreviated CDI)</text:p>
            </text:list-item>
            <text:list-item>
              <text:p text:style-name="P17">0x0400 Read from address space 0xFB available (this is the user-entered part of Abbreviated CDI)</text:p>
            </text:list-item>
            <text:list-item>
              <text:p text:style-name="P17">0x0200 Write to address space 0xFB available (this is the user-entered part of Abbreviated CDI)</text:p>
            </text:list-item>
            <text:list-item>
              <text:p text:style-name="P17">Others reserved, must be ignored on receipt and sent as zero.</text:p>
            </text:list-item>
          </text:list>
        </text:list-item>
        <text:list-item>
          <text:p text:style-name="P17">Write lengths supported (One byte, bit coded): (provided for devices that can only write certain sizes to memory) (at least one bit must be set)</text:p>
          <text:list>
            <text:list-item>
              <text:p text:style-name="P17">0x80 1 byte write</text:p>
            </text:list-item>
            <text:list-item>
              <text:p text:style-name="P17">0x40 2 byte write</text:p>
            </text:list-item>
            <text:list-item>
              <text:p text:style-name="P17">0x20 4 byte writes</text:p>
            </text:list-item>
            <text:list-item>
              <text:p text:style-name="P17">0x10 64 byte writes (full datagram, but not 63 bytes or arbitrary length, just exactly 64)</text:p>
            </text:list-item>
            <text:list-item>
              <text:p text:style-name="P17">0x02 arbitrary writes of any length OK</text:p>
            </text:list-item>
            <text:list-item>
              <text:p text:style-name="P17">0x01 stream writes supported (stream support will identify buffer size)</text:p>
            </text:list-item>
            <text:list-item>
              <text:p text:style-name="P17">Others reserved, must be ignored on receipt and sent as zero.</text:p>
            </text:list-item>
          </text:list>
        </text:list-item>
      </text:list>
      <text:list xml:id="list1613115461425343006" text:style-name="L5">
        <text:list-item>
          <text:p text:style-name="P18">Highest Address Space (byte): Highest number space available. Not all up to that need be available, but sparse allocation will slow down the process as “Get Address Space Information” is needed to determine whether they are present.</text:p>
        </text:list-item>
      </text:list>
      <text:list xml:id="list2108689492255929219" text:style-name="L6">
        <text:list-item>
          <text:p text:style-name="P19">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Standard">A node that only has the high spaces could have Highest Address Space = 255, Lowest Address Space = 253 or 251.</text:p>
      <text:p text:style-name="Standard">A node that has additional low address spaces, e.g. to make more memory available with a 28-bit address, could have Highest Address Space = 127, Lowest Address Space = 0 and leave the top spaces assumed.</text:p>
      <text:h text:style-name="Heading_20_4" text:outline-level="4">Get Address Space Information Reply</text:h>
      <text:p text:style-name="Standard">To ease automated access, a configuring node can enquire about the address spaces in the being-configured node. Whether or not the address space is present, a reply is required.</text:p>
      <text:list xml:id="list4943164669409913424" text:style-name="L7">
        <text:list-item>
          <text:p text:style-name="P20"><text:soft-page-break/>Present: This is carried in the lowest bit of the command byte, just below the reply bit</text:p>
          <text:list>
            <text:list-item>
              <text:p text:style-name="P20">0x01 == 1: Present. == 0 not present.</text:p>
            </text:list-item>
          </text:list>
        </text:list-item>
        <text:list-item>
          <text:p text:style-name="P20">Space ID – provided to identify request this reply is in response to</text:p>
        </text:list-item>
        <text:list-item>
          <text:p text:style-name="P20">Highest Address (4 bytes)</text:p>
        </text:list-item>
        <text:list-item>
          <text:p text:style-name="P20">Flags (byte) – (Alignment and size were going to be here but were made global above); Read-Only is LSB, can write if 0, can only read if 1</text:p>
        </text:list-item>
        <text:list-item>
          <text:p text:style-name="P20">Lowest Address (4 bytes) – optional, omit if zero, as that will let reply fit in single CAN frame.</text:p>
        </text:list-item>
        <text:list-item>
          <text:p text:style-name="P20">Description (variable length) – optional null-terminated string giving the user-readable name of this space</text:p>
        </text:list-item>
      </text:list>
      <text:h text:style-name="Heading_20_4" text:outline-level="4">Lock/Reserve and Freeze/Unfreeze</text:h>
      <text:p text:style-name="Standard">An OpenLCB node can, in general, be configured while the network and even the node itself is operating. </text:p>
      <text:p text:style-name="Standard">Code can be simplified by disabling operation of a node while it's being configured, so that there's no concern about it trying to react to transient incomplete information. The Freeze/Unfreeze command, if supported, can be used to tell a node that it should “freeze” operation, ignoring inputs, while the configuration is being updated. A reset of the node releases the freeze option, if set.</text:p>
      <text:p text:style-name="Standard">Although nodes can be configured by multiple other nodes, this can also lead to inconsistencies. The optional Lock/Release command can be used to avoid this. 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amp;set operation, and informs the requesting node whether it successfully reserved the node. To release the node, repeat the lock operation with a zero NodeID. The lock memory is set to zero when the node is reset. Note that this is a voluntary protocol in the configuring nodes only; the node being configured does not change it's response to configuration operations when locked or unlocked.</text:p>
      <text:h text:style-name="Heading_20_4" text:outline-level="4">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4" text:outline-level="4">Update Complete/Reset/Reboot/Reinitialize</text:h>
      <text:p text:style-name="Standard">This is a collection of three operations, distinguished by what are normally the flag bits.</text:p>
      <text:p text:style-name="Standard">The configuration protocol does not specify the meaning of the transferred data. In particular, it doesn't specify <text:span text:style-name="T5">when</text:span> new configuration information takes effect. Depending on how the node is constructed, <text:soft-page-break/>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 Nodes do not have to require this operation, but receiving it must be permitted. Configuration tools should send it at the end of operations. Nodes may, but are not required to, reset after sending the reply to this message.</text:p>
      <text:p text:style-name="Standard">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Configuration tools should not count on the reply. The configuring node will receive a “Node Initialization Complete” when the node is back up. This operation must not reset any configuration information to default contents.</text:p>
      <text:p text:style-name="Standard">“Reinitialize/Factory Reset” is similar, but includes restoring the node's configuration as if factory reset. (This may require creating new unique EventIDs, see other note) This is a heavy-weight operation which may require some form of interlock, e.g. the user pressing a button, to prevent inadvertent data loss. As a small safety precaution, the NodeID of the note being reset is redundantly carried in the data part of the datagram.</text:p>
      <text:h text:style-name="Heading_20_4" text:outline-level="4"><text:bookmark text:name="indicate"/>Indicate</text:h>
      <text:p text:style-name="Standard">(This is likely to move to a separate protocol; note that “indicate” and “ident” are completely different things, with “ident” in a separate protocol already)</text:p>
      <text:p text:style-name="Standard">This command tells the board to somehow identify itself to the user, for example by flashing a LED or operating it's outputs. This allows the user to be absolutely sure that he's configuring the correct board. “Start” (bit 0 = 1) means that the board should start indicating, and “Stop” (bit 0 = 0) means that the board should stop indicating. The data portion carries information that lets the board know what kind of indication to do. It's not always appropriate to operate outputs if they're e.g. driving large mechanical systems like doors. (This needs to be specified more precisely)</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ext:s/>1 Introduction (Informative)<text:tab/>1</text:p>
          <text:p text:style-name="P13"><text:s/>2 Intended Use (Informative)<text:tab/>1</text:p>
          <text:p text:style-name="P13"><text:s/>3 References and Context (Normative)<text:tab/>1</text:p>
          <text:p text:style-name="P13"><text:s/>4 Protocol<text:tab/>1</text:p>
          <text:p text:style-name="P12"><text:s/>4.1.1 Address Space Size<text:tab/>1</text:p>
          <text:p text:style-name="P12"><text:s/>4.1.2 Address Space Selection<text:tab/>1</text:p>
          <text:p text:style-name="P12"><text:s/>4.1.3 Message Formats<text:tab/>2</text:p>
          <text:p text:style-name="P12"><text:s/>4.1.4 Operations<text:tab/>6</text:p>
          <text:p text:style-name="P11"><text:soft-page-break/><text:s/>4.1.4.1 Read, Read-Reply<text:tab/>6</text:p>
          <text:p text:style-name="P11"><text:s/>4.1.4.2 Get Configuration Options Reply<text:tab/>6</text:p>
          <text:p text:style-name="P11"><text:s/>4.1.4.3 Get Address Space Information Reply<text:tab/>7</text:p>
          <text:p text:style-name="P11"><text:s/>4.1.4.4 Lock/Reserve and Freeze/Unfreeze<text:tab/>8</text:p>
          <text:p text:style-name="P11"><text:s/>4.1.4.5 Get Unique EventID<text:tab/>8</text:p>
          <text:p text:style-name="P11"><text:s/>4.1.4.6 Update Complete/Reset/Reboot/Reinitialize<text:tab/>8</text:p>
          <text:p text:style-name="P11"><text:s/>4.1.4.7 Indicate<text:tab/>9</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text-indent="0in" style:auto-text-indent="false"/>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9"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 Access Configuration Protocol Standard</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0</text:page-number></text:span></text:span><text:span text:style-name="Page_20_Number"><text:span text:style-name="MT2"> of </text:span></text:span><text:span text:style-name="Page_20_Number"><text:span text:style-name="MT2"><text:page-count style:num-format="1">10</text:page-count></text:span></text:span><text:span text:style-name="Page_20_Number"><text:span text:style-name="MT2"> - </text:span></text:span><text:span text:style-name="Page_20_Number"><text:span text:style-name="MT2"><text:date style:data-style-name="N116" text:date-value="2012-11-22T10:21:11">11/22/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0"><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Access Configur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11-22T10:21:11">Nov 22, 2012</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0</text:page-count></text:span></text:span><text:span text:style-name="Page_20_Number"><text:span text:style-name="MT4"> - </text:span></text:span><text:span text:style-name="Page_20_Number"><text:span text:style-name="MT4"><text:date style:data-style-name="N116" text:date-value="2012-11-22T10:21:11">11/22/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88</meta:editing-cycles>
    <meta:editing-duration>PT12H55M17S</meta:editing-duration>
    <meta:generator>OpenOffice.org/3.4.1$Unix OpenOffice.org_project/341m1$Build-9593</meta:generator>
    <dc:date>2012-11-22T10:21:11</dc:date>
    <dc:creator>Bob Jacobsen</dc:creator>
    <meta:document-statistic meta:table-count="2" meta:image-count="1" meta:object-count="0" meta:page-count="10" meta:paragraph-count="222" meta:word-count="2382" meta:character-count="14373"/>
    <meta:user-defined meta:name="Info 1"/>
    <meta:user-defined meta:name="Info 2"/>
    <meta:user-defined meta:name="Info 3"/>
    <meta:user-defined meta:name="Info 4"/>
  </office:meta>
</office:document-meta>
</file>